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officeooo:rsid="00171712" officeooo:paragraph-rsid="00171712"/>
    </style:style>
    <style:style style:name="P2" style:family="paragraph" style:parent-style-name="Standard">
      <style:text-properties officeooo:rsid="00171712" officeooo:paragraph-rsid="00171712"/>
    </style:style>
    <style:style style:name="P3" style:family="paragraph" style:parent-style-name="Standard">
      <style:text-properties officeooo:paragraph-rsid="0013a93e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 style:list-style-name="L1">
      <style:text-properties officeooo:rsid="00171712" officeooo:paragraph-rsid="00171712"/>
    </style:style>
    <style:style style:name="T1" style:family="text">
      <style:text-properties officeooo:rsid="00171712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1712"/>
    </style:style>
    <style:style style:name="T4" style:family="text">
      <style:text-properties officeooo:rsid="001f49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1">Activity 0: <text:span text:style-name="T4">Limits at Infinity</text:span></text:p>
      <text:p text:style-name="P3"><text:span text:style-name="T1">March 29</text:span><text:span text:style-name="T2"> 2021</text:span></text:p>
      <text:p text:style-name="P4"/>
      <text:p text:style-name="P2">Evaluate the following.</text:p>
      <text:list xml:id="list566173137" text:style-name="L1">
        <text:list-item>
          <text:p text:style-name="P5"><draw:frame draw:style-name="fr1" draw:name="Object1" text:anchor-type="as-char" svg:y="-0.172in" svg:width="1.0783in" svg:height="0.3181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8" text:anchor-type="as-char" svg:y="-0.1484in" svg:width="0.3453in" svg:height="0.1839in" draw:z-index="7"><draw:object xlink:href="./Object 8" xlink:type="simple" xlink:show="embed" xlink:actuate="onLoad"/><draw:image xlink:href="./ObjectReplacements/Object 8" xlink:type="simple" xlink:show="embed" xlink:actuate="onLoad"/></draw:frame><text:line-break/></text:p>
        </text:list-item>
        <text:list-item>
          <text:p text:style-name="P5"><draw:frame draw:style-name="fr1" draw:name="Object2" text:anchor-type="as-char" svg:y="-0.2681in" svg:width="0.8307in" svg:height="0.4402in" draw:z-index="1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1" draw:name="Object9" text:anchor-type="as-char" svg:y="-0.1484in" svg:width="0.3453in" svg:height="0.1839in" draw:z-index="8"><draw:object xlink:href="./Object 9" xlink:type="simple" xlink:show="embed" xlink:actuate="onLoad"/><draw:image xlink:href="./ObjectReplacements/Object 9" xlink:type="simple" xlink:show="embed" xlink:actuate="onLoad"/></draw:frame><text:line-break/></text:p>
        </text:list-item>
        <text:list-item>
          <text:p text:style-name="P5"><draw:frame draw:style-name="fr1" draw:name="Object3" text:anchor-type="as-char" svg:y="-0.2437in" svg:width="1.1181in" svg:height="0.4165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10" text:anchor-type="as-char" svg:y="-0.1484in" svg:width="0.4319in" svg:height="0.1839in" draw:z-index="9"><draw:object xlink:href="./Object 10" xlink:type="simple" xlink:show="embed" xlink:actuate="onLoad"/><draw:image xlink:href="./ObjectReplacements/Object 10" xlink:type="simple" xlink:show="embed" xlink:actuate="onLoad"/></draw:frame><text:line-break/></text:p>
        </text:list-item>
        <text:list-item>
          <text:p text:style-name="P5"><draw:frame draw:style-name="fr1" draw:name="Object4" text:anchor-type="as-char" svg:y="-0.2984in" svg:width="0.9417in" svg:height="0.4453in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11" text:anchor-type="as-char" svg:y="-0.1484in" svg:width="0.3134in" svg:height="0.1839in" draw:z-index="10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5"><draw:frame draw:style-name="fr1" draw:name="Object5" text:anchor-type="as-char" svg:y="-0.2437in" svg:width="0.9945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12" text:anchor-type="as-char" svg:y="-0.1484in" svg:width="0.3043in" svg:height="0.1839in" draw:z-index="11"><draw:object xlink:href="./Object 12" xlink:type="simple" xlink:show="embed" xlink:actuate="onLoad"/><draw:image xlink:href="./ObjectReplacements/Object 12" xlink:type="simple" xlink:show="embed" xlink:actuate="onLoad"/></draw:frame><text:line-break/></text:p>
        </text:list-item>
        <text:list-item>
          <text:p text:style-name="P5"><draw:frame draw:style-name="fr1" draw:name="Object6" text:anchor-type="as-char" svg:y="-0.2839in" svg:width="0.9252in" svg:height="0.4335in" draw:z-index="5"><draw:object xlink:href="./Object 6" xlink:type="simple" xlink:show="embed" xlink:actuate="onLoad"/><draw:image xlink:href="./ObjectReplacements/Object 6" xlink:type="simple" xlink:show="embed" xlink:actuate="onLoad"/></draw:frame><text:line-break/><draw:frame draw:style-name="fr1" draw:name="Object13" text:anchor-type="as-char" svg:y="-0.1484in" svg:width="0.428in" svg:height="0.1839in" draw:z-index="12"><draw:object xlink:href="./Object 13" xlink:type="simple" xlink:show="embed" xlink:actuate="onLoad"/><draw:image xlink:href="./ObjectReplacements/Object 13" xlink:type="simple" xlink:show="embed" xlink:actuate="onLoad"/></draw:frame><text:line-break/></text:p>
        </text:list-item>
        <text:list-item>
          <text:p text:style-name="P5"><draw:frame draw:style-name="fr1" draw:name="Object7" text:anchor-type="as-char" svg:y="-0.2681in" svg:width="1.5209in" svg:height="0.4402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14" text:anchor-type="as-char" svg:y="-0.1484in" svg:width="0.301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06:13:07.318838300</meta:creation-date>
    <dc:title>BAG</dc:title>
    <meta:editing-duration>PT1H15M25S</meta:editing-duration>
    <meta:editing-cycles>6</meta:editing-cycles>
    <meta:generator>LibreOffice/6.4.6.2$Linux_X86_64 LibreOffice_project/40$Build-2</meta:generator>
    <meta:initial-creator>Ahmad Badron</meta:initial-creator>
    <dc:date>2021-03-29T13:42:06.318274204</dc:date>
    <dc:creator>Ahmad Badron</dc:creator>
    <meta:document-statistic meta:table-count="0" meta:image-count="0" meta:object-count="14" meta:page-count="1" meta:paragraph-count="11" meta:word-count="23" meta:character-count="121" meta:non-whitespace-character-count="96"/>
    <meta:template xlink:type="simple" xlink:actuate="onRequest" xlink:title="BAG" xlink:href="../../../../../../../Templates/BAG.ott" meta:date="2021-03-29T06:13:06.306484973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row>
        <mrow>
          <msup>
            <mi>x</mi>
            <mn>3</mn>
          </msup>
          <mo stretchy="false">−</mo>
          <mn>4</mn>
        </mrow>
        <mrow>
          <msup>
            <mi>x</mi>
            <mn>2</mn>
          </msup>
          <mo stretchy="false">+</mo>
          <mn>5</mn>
        </mrow>
      </mrow>
    </mrow>
    <annotation encoding="StarMath 5.0">lim from { x -&gt; infinity } { x^3 - 4x^2 + 5 }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o stretchy="false">−</mo>
        <mn>7</mn>
      </mrow>
    </mrow>
    <annotation encoding="StarMath 5.0">{} = { -7 }</annotation>
  </semantics>
</math>
</file>

<file path=Object 11/content.xml><?xml version="1.0" encoding="utf-8"?>
<math xmlns="http://www.w3.org/1998/Math/MathML" display="block">
  <semantics>
    <mrow>
      <mrow/>
      <mo stretchy="false">=</mo>
      <mn>4</mn>
    </mrow>
    <annotation encoding="StarMath 5.0">{} = { 4 }</annotation>
  </semantics>
</math>
</file>

<file path=Object 12/content.xml><?xml version="1.0" encoding="utf-8"?>
<math xmlns="http://www.w3.org/1998/Math/MathML" display="block">
  <semantics>
    <mrow>
      <mrow/>
      <mo stretchy="false">=</mo>
      <mn>5</mn>
    </mrow>
    <annotation encoding="StarMath 5.0">{} = { 5 }</annotation>
  </semantics>
</math>
</file>

<file path=Object 13/content.xml><?xml version="1.0" encoding="utf-8"?>
<math xmlns="http://www.w3.org/1998/Math/MathML" display="block">
  <semantics>
    <mrow>
      <mrow/>
      <mo stretchy="false">=</mo>
      <mrow>
        <mo stretchy="false">−</mo>
        <mn>1</mn>
      </mrow>
    </mrow>
    <annotation encoding="StarMath 5.0">{} = { -1 }</annotation>
  </semantics>
</math>
</file>

<file path=Object 14/content.xml><?xml version="1.0" encoding="utf-8"?>
<math xmlns="http://www.w3.org/1998/Math/MathML" display="block">
  <semantics>
    <mrow>
      <mrow/>
      <mo stretchy="false">=</mo>
      <mn>1</mn>
    </mrow>
    <annotation encoding="StarMath 5.0">{} = { 1 }</annotation>
  </semantics>
</math>
</file>

<file path=Object 2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sup>
          <mi>x</mi>
          <mn>3</mn>
        </msup>
        <mrow>
          <mn>4</mn>
          <mrow>
            <msup>
              <mi>x</mi>
              <mn>2</mn>
            </msup>
            <mo stretchy="false">+</mo>
            <mn>3</mn>
          </mrow>
        </mrow>
      </mfrac>
    </mrow>
    <annotation encoding="StarMath 5.0">lim from { x -&gt; infinity } { {x^3}over{4x^2 + 3} }</annotation>
  </semantics>
</math>
</file>

<file path=Object 3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−</mo>
            <mi mathvariant="normal">∞</mi>
          </mrow>
        </mrow>
      </munder>
      <mrow>
        <mfrac>
          <mrow>
            <mo stretchy="false">−</mo>
            <mn>5</mn>
          </mrow>
          <msup>
            <mi>x</mi>
            <mn>3</mn>
          </msup>
        </mfrac>
        <mo stretchy="false">−</mo>
        <mn>7</mn>
        <mo stretchy="false">+</mo>
        <mfrac>
          <mn>8</mn>
          <mi>x</mi>
        </mfrac>
      </mrow>
    </mrow>
    <annotation encoding="StarMath 5.0">lim from { x -&gt; -infinity } { {-5 over x^3} - 7 + {8 over x} }</annotation>
  </semantics>
</math>
</file>

<file path=Object 4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row>
        <msup>
          <mn>3</mn>
          <mfrac>
            <mrow>
              <mi>x</mi>
              <mo stretchy="false">−</mo>
              <mn>2</mn>
            </mrow>
            <mrow>
              <mi>x</mi>
              <mo stretchy="false">+</mo>
              <mn>3</mn>
            </mrow>
          </mfrac>
        </msup>
        <mo stretchy="false">+</mo>
        <msup>
          <mn>2</mn>
          <mfrac>
            <mn>1</mn>
            <msup>
              <mi>x</mi>
              <mn>2</mn>
            </msup>
          </mfrac>
        </msup>
      </mrow>
    </mrow>
    <annotation encoding="StarMath 5.0">lim from { x -&gt; infinity } { 3^{{x-2} over {x+3}} + 2^{1 over x^2} }</annotation>
  </semantics>
</math>
</file>

<file path=Object 5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row>
          <mn>5</mn>
          <mrow>
            <mi>x</mi>
            <mo stretchy="false">+</mo>
            <mi>sin</mi>
          </mrow>
          <mi>x</mi>
        </mrow>
        <mi>x</mi>
      </mfrac>
    </mrow>
    <annotation encoding="StarMath 5.0">lim from { x -&gt; infinity } { {5x + sin x} over x }</annotation>
  </semantics>
</math>
</file>

<file path=Object 6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sqrt>
          <mrow>
            <mn>3</mn>
            <mrow>
              <msup>
                <mi>x</mi>
                <mn>2</mn>
              </msup>
              <mo stretchy="false">+</mo>
              <mn>6</mn>
            </mrow>
          </mrow>
        </msqrt>
        <mrow>
          <mrow>
            <mn>5</mn>
            <mo stretchy="false">−</mo>
            <mn>2</mn>
          </mrow>
          <mi>x</mi>
        </mrow>
      </mfrac>
    </mrow>
    <annotation encoding="StarMath 5.0">lim from { x-&gt;infinity } { sqrt{ 3x^2 + 6 } over { 5 - 2x } }</annotation>
  </semantics>
</math>
</file>

<file path=Object 7/content.xml><?xml version="1.0" encoding="utf-8"?>
<math xmlns="http://www.w3.org/1998/Math/MathML" display="block">
  <semantics>
    <mrow>
      <munder>
        <mi>lim</mi>
        <mrow>
          <mi>t</mi>
          <mo stretchy="false">→</mo>
          <mi mathvariant="normal">∞</mi>
        </mrow>
      </munder>
      <mfrac>
        <mrow>
          <mrow>
            <msup>
              <mi>e</mi>
              <mrow>
                <mn>6</mn>
                <mi>t</mi>
              </mrow>
            </msup>
            <mo stretchy="false">−</mo>
            <mn>4</mn>
          </mrow>
          <msup>
            <mi>e</mi>
            <mrow>
              <mrow>
                <mo stretchy="false">−</mo>
                <mn>6</mn>
              </mrow>
              <mi>t</mi>
            </mrow>
          </msup>
        </mrow>
        <mrow>
          <mn>2</mn>
          <mrow>
            <msup>
              <mi>e</mi>
              <mrow>
                <mn>3</mn>
                <mi>t</mi>
              </mrow>
            </msup>
            <mo stretchy="false">−</mo>
            <mn>5</mn>
          </mrow>
          <mrow>
            <msup>
              <mi>e</mi>
              <mrow>
                <mrow>
                  <mo stretchy="false">−</mo>
                  <mn>9</mn>
                </mrow>
                <mi>t</mi>
              </mrow>
            </msup>
            <mo stretchy="false">+</mo>
            <msup>
              <mi>e</mi>
              <mrow>
                <mrow>
                  <mo stretchy="false">−</mo>
                  <mn>3</mn>
                </mrow>
                <mi>t</mi>
              </mrow>
            </msup>
          </mrow>
        </mrow>
      </mfrac>
    </mrow>
    <annotation encoding="StarMath 5.0">lim from { t-&gt;infinity } { {e^{6t} - 4e^{-6t}} over {2e^{3t} - 5e^{-9t} + e^{-3t}} }</annotation>
  </semantics>
</math>
</file>

<file path=Object 8/content.xml><?xml version="1.0" encoding="utf-8"?>
<math xmlns="http://www.w3.org/1998/Math/MathML" display="block">
  <semantics>
    <mrow>
      <mrow/>
      <mo stretchy="false">=</mo>
      <mi mathvariant="normal">∞</mi>
    </mrow>
    <annotation encoding="StarMath 5.0">{}= { infinity }</annotation>
  </semantics>
</math>
</file>

<file path=Object 9/content.xml><?xml version="1.0" encoding="utf-8"?>
<math xmlns="http://www.w3.org/1998/Math/MathML" display="block">
  <semantics>
    <mrow>
      <mrow/>
      <mo stretchy="false">=</mo>
      <mi mathvariant="normal">∞</mi>
    </mrow>
    <annotation encoding="StarMath 5.0">{  } = { infinity }</annotation>
  </semantics>
</math>
</file>